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3T14:51:45.458028</meta:creation-date>
    <dc:date>2022-04-23T15:14:34.604429</dc:date>
    <meta:generator>http://pypi.python.org/pypi/ezodf/0.1.0$Python3.8.10 (default, Mar 15 2022, 12:22:08) 
[GCC 9.4.0]</meta:generator>
    <meta:document-statistic/>
    <meta:editing-cycles>2</meta:editing-cycles>
  </office:meta>
</office:document-meta>
</file>